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monospace" svg:font-family="monospace"/>
  </office:font-face-decls>
  <office:automatic-styles>
    <style:style style:name="P1" style:family="paragraph" style:parent-style-name="Text_20_body">
      <style:paragraph-properties fo:padding="0.0193in" fo:border="0.06pt solid #d9d9e3"/>
    </style:style>
    <style:style style:name="T1" style:family="text">
      <style:text-properties officeooo:rsid="001ffff2"/>
    </style:style>
    <style:style style:name="T2" style:family="text">
      <style:text-properties style:font-name="monospace"/>
    </style:style>
    <style:style style:name="T3" style:family="text">
      <style:text-properties style:font-name="monospace" officeooo:rsid="001fff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What is the </text:span><text:span text:style-name="T3">printiy</text:span><text:span text:style-name="T2"> platform?</text:span> </text:p>
      <text:p text:style-name="P1">Introduction: This documentation provides a detailed explanation of our e-commerce project, including its goals, requirements, and key features.</text:p>
      <text:p text:style-name="P1">Goals: Our e-commerce project aims to provide an online platform that allows users to purchase unique and attractive printed shirts in an easy and convenient way.</text:p>
      <text:p text:style-name="P1"/>
      <text:p text:style-name="P1"/>
      <text:p text:style-name="P1">Requirements: To achieve these goals, there were a set of requirements identified for our project, including:</text:p>
      <text:p text:style-name="P1">Creating a homepage that displays categories, and each page displaying products related to that category. The ability to easily search for products and filter them by size, color, and type. Adding products to the shopping cart and completing the purchase safely and easily. The ability for users to leave comments and ratings on products. The ability for administrators to edit customer profiles, manage products, and categories.</text:p>
      <text:p text:style-name="P1"/>
      <text:p text:style-name="P1"/>
      <text:p text:style-name="P1">Key Features: Our e-commerce project includes a number of key features, including:</text:p>
      <text:p text:style-name="P1">A distinctive homepage displaying categories and products. A simple and efficient search interface to find products. A shopping cart feature for easy purchase completion. The ability for users to leave comments and ratings on products. Admin features for managing customer profiles, products, and categori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3T18:02:18.734000000</meta:creation-date>
    <dc:date>2023-04-13T18:06:50.233000000</dc:date>
    <meta:editing-duration>PT4M32S</meta:editing-duration>
    <meta:editing-cycles>1</meta:editing-cycles>
    <meta:document-statistic meta:table-count="0" meta:image-count="0" meta:object-count="0" meta:page-count="1" meta:paragraph-count="7" meta:word-count="187" meta:character-count="1264" meta:non-whitespace-character-count="1083"/>
    <meta:generator>LibreOffice/7.5.2.2$Windows_X86_64 LibreOffice_project/53bb9681a964705cf672590721dbc85eb4d0c3a2</meta:generator>
  </office:meta>
</office:document-meta>
</file>